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36"/>
    <style:style style:name="ce39" style:family="table-cell" style:parent-style-name="Default" style:data-style-name="N142"/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Acme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21500" calcext:value-type="float">
            <text:p>R 121,500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al</text:p>
          </table:table-cell>
          <table:table-cell table:style-name="ce28" office:value-type="float" office:value="35000" calcext:value-type="float">
            <text:p>R 35,000.00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7]+[.I17]" office:value-type="float" office:value="7" calcext:value-type="float">
            <text:p>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 office:value-type="float" office:value="70000" calcext:value-type="float">
            <text:p>R 70,000.00</text:p>
          </table:table-cell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8]+[.I18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 office:value-type="float" office:value="10000" calcext:value-type="float">
            <text:p>R 10,000.00</text:p>
          </table:table-cell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 equipment</text:p>
          </table:table-cell>
          <table:table-cell table:style-name="ce28" office:value-type="float" office:value="6500" calcext:value-type="float">
            <text:p>R 6,500.00</text:p>
          </table:table-cell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0]+[.I20]" office:value-type="float" office:value="19" calcext:value-type="float">
            <text:p>19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1]+[.I21]" office:value-type="float" office:value="23" calcext:value-type="float">
            <text:p>23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155000" calcext:value-type="float">
            <text:p>R 155,000.00</text:p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H22]+[.I22]" office:value-type="float" office:value="27" calcext:value-type="float">
            <text:p>2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uards</text:p>
          </table:table-cell>
          <table:table-cell table:style-name="ce28" office:value-type="float" office:value="155000" calcext:value-type="float">
            <text:p>R 155,000.00</text:p>
          </table:table-cell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H23]+[.I23]" office:value-type="float" office:value="31" calcext:value-type="float">
            <text:p>3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8" calcext:value-type="float">
            <text:p>18</text:p>
          </table:table-cell>
          <table:table-cell office:value-type="float" office:value="127" calcext:value-type="float">
            <text:p>127</text:p>
          </table:table-cell>
          <table:table-cell table:formula="of:=[.H24]+[.I24]" office:value-type="float" office:value="35" calcext:value-type="float">
            <text:p>35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117000" calcext:value-type="float">
            <text:p>R 117,000.00</text:p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 office:value-type="float" office:value="30000" calcext:value-type="float">
            <text:p>R 30,000.00</text:p>
          </table:table-cell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 office:value-type="float" office:value="35000" calcext:value-type="float">
            <text:p>R 35,000.00</text:p>
          </table:table-cell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 office:value-type="float" office:value="22000" calcext:value-type="float">
            <text:p>R 22,000.00</text:p>
          </table:table-cell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 office:value-type="float" office:value="30000" calcext:value-type="float">
            <text:p>R 30,000.00</text:p>
          </table:table-cell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5600" calcext:value-type="float">
            <text:p>R 5,600.00</text:p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awyers' fees</text:p>
          </table:table-cell>
          <table:table-cell table:style-name="ce28" office:value-type="float" office:value="5600" calcext:value-type="float">
            <text:p>R 5,600.00</text:p>
          </table:table-cell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170000" calcext:value-type="float">
            <text:p>R 170,000.00</text:p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retaker</text:p>
          </table:table-cell>
          <table:table-cell table:style-name="ce28" office:value-type="float" office:value="110000" calcext:value-type="float">
            <text:p>R 110,000.00</text:p>
          </table:table-cell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sual staff</text:p>
          </table:table-cell>
          <table:table-cell table:style-name="ce28" office:value-type="float" office:value="60000" calcext:value-type="float">
            <text:p>R 60,000.00</text:p>
          </table:table-cell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on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68000" calcext:value-type="float">
            <text:p>R 68,000.00</text:p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 office:value-type="float" office:value="67000" calcext:value-type="float">
            <text:p>R 67,000.00</text:p>
          </table:table-cell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 office:value-type="float" office:value="1000" calcext:value-type="float">
            <text:p>R 1,000.00</text:p>
          </table:table-cell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65000" calcext:value-type="float">
            <text:p>R 65,000.00</text:p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Buildings</text:p>
          </table:table-cell>
          <table:table-cell table:style-name="ce28" office:value-type="float" office:value="63000" calcext:value-type="float">
            <text:p>R 63,000.00</text:p>
          </table:table-cell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delity cover</text:p>
          </table:table-cell>
          <table:table-cell table:style-name="ce28" office:value-type="float" office:value="2000" calcext:value-type="float">
            <text:p>R 2,000.00</text:p>
          </table:table-cell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</text:p>
          </table:table-cell>
          <table:table-cell table:style-name="ce18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162000" calcext:value-type="float">
            <text:p>R 162,000.00</text:p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contract</text:p>
          </table:table-cell>
          <table:table-cell table:style-name="ce28" office:value-type="float" office:value="155000" calcext:value-type="float">
            <text:p>R 155,000.00</text:p>
          </table:table-cell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supplies</text:p>
          </table:table-cell>
          <table:table-cell table:style-name="ce28" office:value-type="float" office:value="7000" calcext:value-type="float">
            <text:p>R 7,000.00</text:p>
          </table:table-cell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ccounting and Auditing</text:p>
          </table:table-cell>
          <table:table-cell table:style-name="ce18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15000" calcext:value-type="float">
            <text:p>R 15,000.00</text:p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ees</text:p>
          </table:table-cell>
          <table:table-cell table:style-name="ce28" office:value-type="float" office:value="15000" calcext:value-type="float">
            <text:p>R 15,000.00</text:p>
          </table:table-cell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879100" calcext:value-type="float">
            <text:p>R 879,100.00</text:p>
          </table:table-cell>
          <table:table-cell/>
          <table:table-cell table:style-name="ce31" table:formula="of:=SUM([.E17:.E76])" office:value-type="currency" office:currency="ZAR" office:value="879100" calcext:value-type="currency">
            <text:p>R 879,10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30000" calcext:value-type="float">
            <text:p>13000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Electrical" calcext:value-type="string">
            <text:p>Electrical</text:p>
          </table:table-cell>
          <table:table-cell table:formula="of:=IF(ISBLANK(['Previous Year Financials'.C18]);&quot;&quot;;['Previous Year Financials'.C18])" office:value-type="float" office:value="35000" calcext:value-type="float">
            <text:p>R 35,000.00</text:p>
          </table:table-cell>
          <table:table-cell office:value-type="float" office:value="37000" calcext:value-type="float">
            <text:p>R 37,000.00</text:p>
          </table:table-cell>
          <table:table-cell table:formula="of:=IF([.C15]=&quot;&quot;; IF([.D15]=0;&quot;&quot;; &quot;You should not specify an amount.&quot;); [.D15]/[.C15]-1)" office:value-type="percentage" office:value="0.0571428571428572" calcext:value-type="percentage">
            <text:p>5.7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Plumbing" calcext:value-type="string">
            <text:p>Plumbing</text:p>
          </table:table-cell>
          <table:table-cell table:formula="of:=IF(ISBLANK(['Previous Year Financials'.C19]);&quot;&quot;;['Previous Year Financials'.C19])" office:value-type="float" office:value="70000" calcext:value-type="float">
            <text:p>R 70,000.00</text:p>
          </table:table-cell>
          <table:table-cell office:value-type="float" office:value="75000" calcext:value-type="float">
            <text:p>R 75,000.00</text:p>
          </table:table-cell>
          <table:table-cell table:formula="of:=IF([.C16]=&quot;&quot;; IF([.D16]=0;&quot;&quot;; &quot;You should not specify an amount.&quot;); [.D16]/[.C16]-1)" office:value-type="percentage" office:value="0.0714285714285714" calcext:value-type="percentage">
            <text:p>7.1%</text:p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 office:value-type="float" office:value="10000" calcext:value-type="float">
            <text:p>R 10,000.00</text:p>
          </table:table-cell>
          <table:table-cell office:value-type="float" office:value="11000" calcext:value-type="float">
            <text:p>R 11,000.00</text:p>
          </table:table-cell>
          <table:table-cell table:formula="of:=IF([.C17]=&quot;&quot;; IF([.D17]=0;&quot;&quot;; &quot;You should not specify an amount.&quot;); [.D17]/[.C17]-1)" office:value-type="percentage" office:value="0.1" calcext:value-type="percentage">
            <text:p>10.0%</text:p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 equipment" calcext:value-type="string">
            <text:p>Fire equipment</text:p>
          </table:table-cell>
          <table:table-cell table:formula="of:=IF(ISBLANK(['Previous Year Financials'.C21]);&quot;&quot;;['Previous Year Financials'.C21])" office:value-type="float" office:value="6500" calcext:value-type="float">
            <text:p>R 6,500.00</text:p>
          </table:table-cell>
          <table:table-cell office:value-type="float" office:value="7000" calcext:value-type="float">
            <text:p>R 7,000.00</text:p>
          </table:table-cell>
          <table:table-cell table:formula="of:=IF([.C18]=&quot;&quot;; IF([.D18]=0;&quot;&quot;; &quot;You should not specify an amount.&quot;); [.D18]/[.C18]-1)" office:value-type="percentage" office:value="0.0769230769230769" calcext:value-type="percentage">
            <text:p>7.7%</text:p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 office:value-type="string" office:string-value="Security" calcext:value-type="string">
            <text:p>Security</text:p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170000" calcext:value-type="float">
            <text:p>17000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 office:value-type="string" office:string-value="Guards" calcext:value-type="string">
            <text:p>Guards</text:p>
          </table:table-cell>
          <table:table-cell table:formula="of:=IF(ISBLANK(['Previous Year Financials'.C24]);&quot;&quot;;['Previous Year Financials'.C24])" office:value-type="float" office:value="155000" calcext:value-type="float">
            <text:p>R 155,000.00</text:p>
          </table:table-cell>
          <table:table-cell office:value-type="float" office:value="170000" calcext:value-type="float">
            <text:p>R 170,000.00</text:p>
          </table:table-cell>
          <table:table-cell table:formula="of:=IF([.C21]=&quot;&quot;; IF([.D21]=0;&quot;&quot;; &quot;You should not specify an amount.&quot;); [.D21]/[.C21]-1)" office:value-type="percentage" office:value="0.096774193548387" calcext:value-type="percentage">
            <text:p>9.7%</text:p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135000" calcext:value-type="float">
            <text:p>13500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 office:value-type="float" office:value="30000" calcext:value-type="float">
            <text:p>R 30,000.00</text:p>
          </table:table-cell>
          <table:table-cell office:value-type="float" office:value="36000" calcext:value-type="float">
            <text:p>R 36,000.00</text:p>
          </table:table-cell>
          <table:table-cell table:formula="of:=IF([.C24]=&quot;&quot;; IF([.D24]=0;&quot;&quot;; &quot;You should not specify an amount.&quot;); [.D24]/[.C24]-1)" office:value-type="percentage" office:value="0.2" calcext:value-type="percentage">
            <text:p>20.0%</text:p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 office:value-type="float" office:value="35000" calcext:value-type="float">
            <text:p>R 35,000.00</text:p>
          </table:table-cell>
          <table:table-cell office:value-type="float" office:value="41000" calcext:value-type="float">
            <text:p>R 41,000.00</text:p>
          </table:table-cell>
          <table:table-cell table:formula="of:=IF([.C25]=&quot;&quot;; IF([.D25]=0;&quot;&quot;; &quot;You should not specify an amount.&quot;); [.D25]/[.C25]-1)" office:value-type="percentage" office:value="0.171428571428571" calcext:value-type="percentage">
            <text:p>17.1%</text:p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Electricity" calcext:value-type="string">
            <text:p>Electricity</text:p>
          </table:table-cell>
          <table:table-cell table:formula="of:=IF(ISBLANK(['Previous Year Financials'.C29]);&quot;&quot;;['Previous Year Financials'.C29])" office:value-type="float" office:value="22000" calcext:value-type="float">
            <text:p>R 22,000.00</text:p>
          </table:table-cell>
          <table:table-cell office:value-type="float" office:value="25000" calcext:value-type="float">
            <text:p>R 25,000.00</text:p>
          </table:table-cell>
          <table:table-cell table:formula="of:=IF([.C26]=&quot;&quot;; IF([.D26]=0;&quot;&quot;; &quot;You should not specify an amount.&quot;); [.D26]/[.C26]-1)" office:value-type="percentage" office:value="0.136363636363636" calcext:value-type="percentage">
            <text:p>13.6%</text:p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Refuse" calcext:value-type="string">
            <text:p>Refuse</text:p>
          </table:table-cell>
          <table:table-cell table:formula="of:=IF(ISBLANK(['Previous Year Financials'.C30]);&quot;&quot;;['Previous Year Financials'.C30])" office:value-type="float" office:value="30000" calcext:value-type="float">
            <text:p>R 30,000.00</text:p>
          </table:table-cell>
          <table:table-cell office:value-type="float" office:value="33000" calcext:value-type="float">
            <text:p>R 33,000.00</text:p>
          </table:table-cell>
          <table:table-cell table:formula="of:=IF([.C27]=&quot;&quot;; IF([.D27]=0;&quot;&quot;; &quot;You should not specify an amount.&quot;); [.D27]/[.C27]-1)" office:value-type="percentage" office:value="0.1" calcext:value-type="percentage">
            <text:p>10.0%</text:p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 office:value-type="string" office:string-value="Legal" calcext:value-type="string">
            <text:p>Legal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6000" calcext:value-type="float">
            <text:p>600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Lawyers' fees" calcext:value-type="string">
            <text:p>Lawyers' fees</text:p>
          </table:table-cell>
          <table:table-cell table:formula="of:=IF(ISBLANK(['Previous Year Financials'.C33]);&quot;&quot;;['Previous Year Financials'.C33])" office:value-type="float" office:value="5600" calcext:value-type="float">
            <text:p>R 5,600.00</text:p>
          </table:table-cell>
          <table:table-cell office:value-type="float" office:value="6000" calcext:value-type="float">
            <text:p>R 6,000.00</text:p>
          </table:table-cell>
          <table:table-cell table:formula="of:=IF([.C30]=&quot;&quot;; IF([.D30]=0;&quot;&quot;; &quot;You should not specify an amount.&quot;); [.D30]/[.C30]-1)" office:value-type="percentage" office:value="0.0714285714285714" calcext:value-type="percentage">
            <text:p>7.1%</text:p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 office:value-type="string" office:string-value="Employee costs" calcext:value-type="string">
            <text:p>Employee costs</text:p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190000" calcext:value-type="float">
            <text:p>19000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Caretaker" calcext:value-type="string">
            <text:p>Caretaker</text:p>
          </table:table-cell>
          <table:table-cell table:formula="of:=IF(ISBLANK(['Previous Year Financials'.C36]);&quot;&quot;;['Previous Year Financials'.C36])" office:value-type="float" office:value="110000" calcext:value-type="float">
            <text:p>R 110,000.00</text:p>
          </table:table-cell>
          <table:table-cell office:value-type="float" office:value="120000" calcext:value-type="float">
            <text:p>R 120,000.00</text:p>
          </table:table-cell>
          <table:table-cell table:formula="of:=IF([.C33]=&quot;&quot;; IF([.D33]=0;&quot;&quot;; &quot;You should not specify an amount.&quot;); [.D33]/[.C33]-1)" office:value-type="percentage" office:value="0.0909090909090908" calcext:value-type="percentage">
            <text:p>9.1%</text:p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sual staff" calcext:value-type="string">
            <text:p>Casual staff</text:p>
          </table:table-cell>
          <table:table-cell table:formula="of:=IF(ISBLANK(['Previous Year Financials'.C37]);&quot;&quot;;['Previous Year Financials'.C37])" office:value-type="float" office:value="60000" calcext:value-type="float">
            <text:p>R 60,000.00</text:p>
          </table:table-cell>
          <table:table-cell office:value-type="float" office:value="70000" calcext:value-type="float">
            <text:p>R 70,000.00</text:p>
          </table:table-cell>
          <table:table-cell table:formula="of:=IF([.C34]=&quot;&quot;; IF([.D34]=0;&quot;&quot;; &quot;You should not specify an amount.&quot;); [.D34]/[.C34]-1)" office:value-type="percentage" office:value="0.166666666666667" calcext:value-type="percentage">
            <text:p>16.7%</text:p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Administration" calcext:value-type="string">
            <text:p>Administration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73000" calcext:value-type="float">
            <text:p>7300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Managing agent fees" calcext:value-type="string">
            <text:p>Managing agent fees</text:p>
          </table:table-cell>
          <table:table-cell table:formula="of:=IF(ISBLANK(['Previous Year Financials'.C40]);&quot;&quot;;['Previous Year Financials'.C40])" office:value-type="float" office:value="67000" calcext:value-type="float">
            <text:p>R 67,000.00</text:p>
          </table:table-cell>
          <table:table-cell office:value-type="float" office:value="72000" calcext:value-type="float">
            <text:p>R 72,000.00</text:p>
          </table:table-cell>
          <table:table-cell table:formula="of:=IF([.C37]=&quot;&quot;; IF([.D37]=0;&quot;&quot;; &quot;You should not specify an amount.&quot;); [.D37]/[.C37]-1)" office:value-type="percentage" office:value="0.0746268656716418" calcext:value-type="percentage">
            <text:p>7.5%</text:p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 office:value-type="string" office:string-value="Storage" calcext:value-type="string">
            <text:p>Storage</text:p>
          </table:table-cell>
          <table:table-cell table:formula="of:=IF(ISBLANK(['Previous Year Financials'.C41]);&quot;&quot;;['Previous Year Financials'.C41])" office:value-type="float" office:value="1000" calcext:value-type="float">
            <text:p>R 1,000.00</text:p>
          </table:table-cell>
          <table:table-cell office:value-type="float" office:value="1000" calcext:value-type="float">
            <text:p>R 1,000.00</text:p>
          </table:table-cell>
          <table:table-cell table:formula="of:=IF([.C38]=&quot;&quot;; IF([.D38]=0;&quot;&quot;; &quot;You should not specify an amount.&quot;); [.D38]/[.C38]-1)" office:value-type="percentage" office:value="0" calcext:value-type="percentage">
            <text:p>0.0%</text:p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 office:value-type="string" office:string-value="Insurance" calcext:value-type="string">
            <text:p>Insurance</text:p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70000" calcext:value-type="float">
            <text:p>7000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Buildings" calcext:value-type="string">
            <text:p>Buildings</text:p>
          </table:table-cell>
          <table:table-cell table:formula="of:=IF(ISBLANK(['Previous Year Financials'.C44]);&quot;&quot;;['Previous Year Financials'.C44])" office:value-type="float" office:value="63000" calcext:value-type="float">
            <text:p>R 63,000.00</text:p>
          </table:table-cell>
          <table:table-cell office:value-type="float" office:value="68000" calcext:value-type="float">
            <text:p>R 68,000.00</text:p>
          </table:table-cell>
          <table:table-cell table:formula="of:=IF([.C41]=&quot;&quot;; IF([.D41]=0;&quot;&quot;; &quot;You should not specify an amount.&quot;); [.D41]/[.C41]-1)" office:value-type="percentage" office:value="0.0793650793650793" calcext:value-type="percentage">
            <text:p>7.9%</text:p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Fidelity cover" calcext:value-type="string">
            <text:p>Fidelity cover</text:p>
          </table:table-cell>
          <table:table-cell table:formula="of:=IF(ISBLANK(['Previous Year Financials'.C45]);&quot;&quot;;['Previous Year Financials'.C45])" office:value-type="float" office:value="2000" calcext:value-type="float">
            <text:p>R 2,000.00</text:p>
          </table:table-cell>
          <table:table-cell office:value-type="float" office:value="2000" calcext:value-type="float">
            <text:p>R 2,000.00</text:p>
          </table:table-cell>
          <table:table-cell table:formula="of:=IF([.C42]=&quot;&quot;; IF([.D42]=0;&quot;&quot;; &quot;You should not specify an amount.&quot;); [.D42]/[.C42]-1)" office:value-type="percentage" office:value="0" calcext:value-type="percentage">
            <text:p>0.0%</text:p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 office:value-type="string" office:string-value="Gardens" calcext:value-type="string">
            <text:p>Gardens</text:p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170000" calcext:value-type="float">
            <text:p>17000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 office:value-type="string" office:string-value="Gardening contract" calcext:value-type="string">
            <text:p>Gardening contract</text:p>
          </table:table-cell>
          <table:table-cell table:formula="of:=IF(ISBLANK(['Previous Year Financials'.C48]);&quot;&quot;;['Previous Year Financials'.C48])" office:value-type="float" office:value="155000" calcext:value-type="float">
            <text:p>R 155,000.00</text:p>
          </table:table-cell>
          <table:table-cell office:value-type="float" office:value="163000" calcext:value-type="float">
            <text:p>R 163,000.00</text:p>
          </table:table-cell>
          <table:table-cell table:formula="of:=IF([.C45]=&quot;&quot;; IF([.D45]=0;&quot;&quot;; &quot;You should not specify an amount.&quot;); [.D45]/[.C45]-1)" office:value-type="percentage" office:value="0.0516129032258064" calcext:value-type="percentage">
            <text:p>5.2%</text:p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 office:value-type="string" office:string-value="Gardening supplies" calcext:value-type="string">
            <text:p>Gardening supplies</text:p>
          </table:table-cell>
          <table:table-cell table:formula="of:=IF(ISBLANK(['Previous Year Financials'.C49]);&quot;&quot;;['Previous Year Financials'.C49])" office:value-type="float" office:value="7000" calcext:value-type="float">
            <text:p>R 7,000.00</text:p>
          </table:table-cell>
          <table:table-cell office:value-type="float" office:value="7000" calcext:value-type="float">
            <text:p>R 7,000.00</text:p>
          </table:table-cell>
          <table:table-cell table:formula="of:=IF([.C46]=&quot;&quot;; IF([.D46]=0;&quot;&quot;; &quot;You should not specify an amount.&quot;); [.D46]/[.C46]-1)" office:value-type="percentage" office:value="0" calcext:value-type="percentage">
            <text:p>0.0%</text:p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 office:value-type="string" office:string-value="Accounting and Auditing" calcext:value-type="string">
            <text:p>Accounting and Auditing</text:p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/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16000" calcext:value-type="float">
            <text:p>1600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 office:value-type="string" office:string-value="Fees" calcext:value-type="string">
            <text:p>Fees</text:p>
          </table:table-cell>
          <table:table-cell table:formula="of:=IF(ISBLANK(['Previous Year Financials'.C52]);&quot;&quot;;['Previous Year Financials'.C52])" office:value-type="float" office:value="15000" calcext:value-type="float">
            <text:p>R 15,000.00</text:p>
          </table:table-cell>
          <table:table-cell office:value-type="float" office:value="16000" calcext:value-type="float">
            <text:p>R 16,000.00</text:p>
          </table:table-cell>
          <table:table-cell table:formula="of:=IF([.C49]=&quot;&quot;; IF([.D49]=0;&quot;&quot;; &quot;You should not specify an amount.&quot;); [.D49]/[.C49]-1)" office:value-type="percentage" office:value="0.0666666666666667" calcext:value-type="percentage">
            <text:p>6.7%</text:p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879100" calcext:value-type="float">
            <text:p>879100</text:p>
          </table:table-cell>
          <table:table-cell table:style-name="Default" table:formula="of:=SUM([.D14:.D73])" office:value-type="float" office:value="960000" calcext:value-type="float">
            <text:p>960000</text:p>
          </table:table-cell>
          <table:table-cell table:style-name="Default" table:formula="of:=IF([.C74]=&quot;&quot;; &quot;&quot;; [.D74]/[.C74]-1)" office:value-type="float" office:value="0.0920259356159709" calcext:value-type="float">
            <text:p>0.0920259356</text:p>
          </table:table-cell>
          <table:table-cell table:formula="of:=SUM([.F14:.F73])" office:value-type="float" office:value="960000" calcext:value-type="float">
            <text:p>96000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8"/>
        <table:table-column table:style-name="co10" table:default-cell-style-name="ce29"/>
        <table:table-column table:style-name="co11" table:default-cell-style-name="ce39"/>
        <table:table-column table:style-name="co12" table:default-cell-style-name="ce38"/>
        <table:table-column table:style-name="co12" table:visibility="collapse" table:default-cell-style-name="ce38"/>
        <table:table-column table:style-name="co13" table:default-cell-style-name="ce39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960000" calcext:value-type="currency">
            <text:p>R 960,00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879100" calcext:value-type="currency">
            <text:p>R 879,10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percentage" office:value="0.0920259356159709" calcext:value-type="percentage">
            <text:p>9.2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0"/>
          <table:table-cell table:style-name="ce40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30000" calcext:value-type="float">
            <text:p>R 130,000.00</text:p>
          </table:table-cell>
          <table:table-cell table:formula="of:=[.B13]/[.$B$7]" office:value-type="float" office:value="0.135416666666667" calcext:value-type="float">
            <text:p>13.5%</text:p>
          </table:table-cell>
          <table:table-cell/>
          <table:table-cell table:formula="of:=INDEX(['Previous Year Financials'.E$17:'Previous Year Financials'.E$186];['Previous Year Financials'.I17])" office:value-type="float" office:value="121500" calcext:value-type="float">
            <text:p>121500.00</text:p>
          </table:table-cell>
          <table:table-cell table:formula="of:=IF([.B13]&lt;&gt;0;[.B13]/[.E13]-1;&quot;&quot;)" office:value-type="float" office:value="0.0699588477366255" calcext:value-type="float">
            <text:p>7.0%</text:p>
          </table:table-cell>
          <table:table-cell table:style-name="ce41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8])" office:value-type="float" office:value="170000" calcext:value-type="float">
            <text:p>R 170,000.00</text:p>
          </table:table-cell>
          <table:table-cell table:formula="of:=[.B14]/[.$B$7]" office:value-type="float" office:value="0.177083333333333" calcext:value-type="float">
            <text:p>17.7%</text:p>
          </table:table-cell>
          <table:table-cell/>
          <table:table-cell table:formula="of:=INDEX(['Previous Year Financials'.E$17:'Previous Year Financials'.E$186];['Previous Year Financials'.I18])" office:value-type="float" office:value="155000" calcext:value-type="float">
            <text:p>155000.00</text:p>
          </table:table-cell>
          <table:table-cell table:formula="of:=IF([.B14]&lt;&gt;0;[.B14]/[.E14]-1;&quot;&quot;)" office:value-type="float" office:value="0.096774193548387" calcext:value-type="float">
            <text:p>9.7%</text:p>
          </table:table-cell>
          <table:table-cell table:style-name="ce41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9])" office:value-type="float" office:value="135000" calcext:value-type="float">
            <text:p>R 135,000.00</text:p>
          </table:table-cell>
          <table:table-cell table:formula="of:=[.B15]/[.$B$7]" office:value-type="float" office:value="0.140625" calcext:value-type="float">
            <text:p>14.1%</text:p>
          </table:table-cell>
          <table:table-cell/>
          <table:table-cell table:formula="of:=INDEX(['Previous Year Financials'.E$17:'Previous Year Financials'.E$186];['Previous Year Financials'.I19])" office:value-type="float" office:value="117000" calcext:value-type="float">
            <text:p>117000.00</text:p>
          </table:table-cell>
          <table:table-cell table:formula="of:=IF([.B15]&lt;&gt;0;[.B15]/[.E15]-1;&quot;&quot;)" office:value-type="float" office:value="0.153846153846154" calcext:value-type="float">
            <text:p>15.4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0])" office:value-type="float" office:value="6000" calcext:value-type="float">
            <text:p>R 6,000.00</text:p>
          </table:table-cell>
          <table:table-cell table:formula="of:=[.B16]/[.$B$7]" office:value-type="float" office:value="0.00625" calcext:value-type="float">
            <text:p>0.6%</text:p>
          </table:table-cell>
          <table:table-cell/>
          <table:table-cell table:formula="of:=INDEX(['Previous Year Financials'.E$17:'Previous Year Financials'.E$186];['Previous Year Financials'.I20])" office:value-type="float" office:value="5600" calcext:value-type="float">
            <text:p>5600.00</text:p>
          </table:table-cell>
          <table:table-cell table:formula="of:=IF([.B16]&lt;&gt;0;[.B16]/[.E16]-1;&quot;&quot;)" office:value-type="float" office:value="0.0714285714285714" calcext:value-type="float">
            <text:p>7.1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1])" office:value-type="float" office:value="190000" calcext:value-type="float">
            <text:p>R 190,000.00</text:p>
          </table:table-cell>
          <table:table-cell table:formula="of:=[.B17]/[.$B$7]" office:value-type="float" office:value="0.197916666666667" calcext:value-type="float">
            <text:p>19.8%</text:p>
          </table:table-cell>
          <table:table-cell/>
          <table:table-cell table:formula="of:=INDEX(['Previous Year Financials'.E$17:'Previous Year Financials'.E$186];['Previous Year Financials'.I21])" office:value-type="float" office:value="170000" calcext:value-type="float">
            <text:p>170000.00</text:p>
          </table:table-cell>
          <table:table-cell table:formula="of:=IF([.B17]&lt;&gt;0;[.B17]/[.E17]-1;&quot;&quot;)" office:value-type="float" office:value="0.117647058823529" calcext:value-type="float">
            <text:p>11.8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Administration" calcext:value-type="string">
            <text:p>Administration</text:p>
          </table:table-cell>
          <table:table-cell table:formula="of:=INDEX(['Budget Planner'.F$14:'Budget Planner'.F$181];['Previous Year Financials'.I22])" office:value-type="float" office:value="73000" calcext:value-type="float">
            <text:p>R 73,000.00</text:p>
          </table:table-cell>
          <table:table-cell table:formula="of:=[.B18]/[.$B$7]" office:value-type="float" office:value="0.0760416666666667" calcext:value-type="float">
            <text:p>7.6%</text:p>
          </table:table-cell>
          <table:table-cell/>
          <table:table-cell table:formula="of:=INDEX(['Previous Year Financials'.E$17:'Previous Year Financials'.E$186];['Previous Year Financials'.I22])" office:value-type="float" office:value="68000" calcext:value-type="float">
            <text:p>68000.00</text:p>
          </table:table-cell>
          <table:table-cell table:formula="of:=IF([.B18]&lt;&gt;0;[.B18]/[.E18]-1;&quot;&quot;)" office:value-type="float" office:value="0.0735294117647058" calcext:value-type="float">
            <text:p>7.4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3])" office:value-type="float" office:value="70000" calcext:value-type="float">
            <text:p>R 70,000.00</text:p>
          </table:table-cell>
          <table:table-cell table:formula="of:=[.B19]/[.$B$7]" office:value-type="float" office:value="0.0729166666666667" calcext:value-type="float">
            <text:p>7.3%</text:p>
          </table:table-cell>
          <table:table-cell/>
          <table:table-cell table:formula="of:=INDEX(['Previous Year Financials'.E$17:'Previous Year Financials'.E$186];['Previous Year Financials'.I23])" office:value-type="float" office:value="65000" calcext:value-type="float">
            <text:p>65000.00</text:p>
          </table:table-cell>
          <table:table-cell table:formula="of:=IF([.B19]&lt;&gt;0;[.B19]/[.E19]-1;&quot;&quot;)" office:value-type="float" office:value="0.0769230769230769" calcext:value-type="float">
            <text:p>7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Gardens" calcext:value-type="string">
            <text:p>Gardens</text:p>
          </table:table-cell>
          <table:table-cell table:formula="of:=INDEX(['Budget Planner'.F$14:'Budget Planner'.F$181];['Previous Year Financials'.I24])" office:value-type="float" office:value="170000" calcext:value-type="float">
            <text:p>R 170,000.00</text:p>
          </table:table-cell>
          <table:table-cell table:formula="of:=[.B20]/[.$B$7]" office:value-type="float" office:value="0.177083333333333" calcext:value-type="float">
            <text:p>17.7%</text:p>
          </table:table-cell>
          <table:table-cell/>
          <table:table-cell table:formula="of:=INDEX(['Previous Year Financials'.E$17:'Previous Year Financials'.E$186];['Previous Year Financials'.I24])" office:value-type="float" office:value="162000" calcext:value-type="float">
            <text:p>162000.00</text:p>
          </table:table-cell>
          <table:table-cell table:formula="of:=IF([.B20]&lt;&gt;0;[.B20]/[.E20]-1;&quot;&quot;)" office:value-type="float" office:value="0.0493827160493827" calcext:value-type="float">
            <text:p>4.9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Accounting and Auditing" calcext:value-type="string">
            <text:p>Accounting and Auditing</text:p>
          </table:table-cell>
          <table:table-cell table:formula="of:=INDEX(['Budget Planner'.F$14:'Budget Planner'.F$181];['Previous Year Financials'.I25])" office:value-type="float" office:value="16000" calcext:value-type="float">
            <text:p>R 16,000.00</text:p>
          </table:table-cell>
          <table:table-cell table:formula="of:=[.B21]/[.$B$7]" office:value-type="float" office:value="0.0166666666666667" calcext:value-type="float">
            <text:p>1.7%</text:p>
          </table:table-cell>
          <table:table-cell/>
          <table:table-cell table:formula="of:=INDEX(['Previous Year Financials'.E$17:'Previous Year Financials'.E$186];['Previous Year Financials'.I25])" office:value-type="float" office:value="15000" calcext:value-type="float">
            <text:p>15000.00</text:p>
          </table:table-cell>
          <table:table-cell table:formula="of:=IF([.B21]&lt;&gt;0;[.B21]/[.E21]-1;&quot;&quot;)" office:value-type="float" office:value="0.0666666666666667" calcext:value-type="float">
            <text:p>6.7%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8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08:34:44.907134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14T08:40:49.267170290</dc:date>
    <meta:editing-duration>PT8H32M20S</meta:editing-duration>
    <meta:editing-cycles>37</meta:editing-cycles>
    <meta:generator>LibreOffice/5.0.6.2$Linux_X86_64 LibreOffice_project/00$Build-2</meta:generator>
    <meta:document-statistic meta:table-count="4" meta:cell-count="1545" meta:object-count="0"/>
  </office:meta>
</office:document-meta>
</file>